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l5Matcher.contains( String input , Pattern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l5Matcher.__findFirst( char [ ] input , int current , int endOffset , char [ ] mustString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Perl5Matcher.matchesPrefix( char [ ] input , Pattern pattern , int off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erl5Matcher.getMatc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l5Matcher.isMulti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erl5Matcher.__tryExpression( int offs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erl5Matcher.__initInterpreterGlobals( Perl5Pattern expression , char [ ] input , int beginOffset , int endOffset , int currentOffse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erl5Matcher.setMultiline( boolean multi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erl5Matcher.matchesPrefix( String input , Pattern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l5Matcher._toLower( char [ ] inp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erl5Matcher.__repeat( int offset , int max )</text:p>
          </table:table-cell>
          <table:table-cell office:value-type="float" office:value="39">
            <text:p text:style-name="Table_20_Contents">39</text:p>
          </table:table-cell>
          <table:table-cell office:value-type="float" office:value="52">
            <text:p text:style-name="Table_20_Contents">52</text:p>
          </table:table-cell>
          <table:table-cell office:value-type="float" office:value="75">
            <text:p text:style-name="Table_20_Contents">75</text:p>
          </table:table-cell>
        </table:table-row>
        <table:table-row>
          <table:table-cell office:value-type="string">
            <text:p text:style-name="Table_20_Contents">Perl5Matcher.__match( int offset )</text:p>
          </table:table-cell>
          <table:table-cell office:value-type="float" office:value="164">
            <text:p text:style-name="Table_20_Contents">164</text:p>
          </table:table-cell>
          <table:table-cell office:value-type="float" office:value="189">
            <text:p text:style-name="Table_20_Contents">189</text:p>
          </table:table-cell>
          <table:table-cell office:value-type="float" office:value="365">
            <text:p text:style-name="Table_20_Contents">365</text:p>
          </table:table-cell>
        </table:table-row>
        <table:table-row>
          <table:table-cell office:value-type="string">
            <text:p text:style-name="Table_20_Contents">Perl5Matcher.__pushState( int parenFlo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erl5Matcher.contains( PatternMatcherInput input , Pattern patter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Perl5Matcher.__interpret( Perl5Pattern expression , char [ ] input , int beginOffset , int endOffset , int currentOffset )</text:p>
          </table:table-cell>
          <table:table-cell office:value-type="float" office:value="100">
            <text:p text:style-name="Table_20_Contents">100</text:p>
          </table:table-cell>
          <table:table-cell office:value-type="float" office:value="129">
            <text:p text:style-name="Table_20_Contents">129</text:p>
          </table:table-cell>
          <table:table-cell office:value-type="float" office:value="285">
            <text:p text:style-name="Table_20_Contents">285</text:p>
          </table:table-cell>
        </table:table-row>
        <table:table-row>
          <table:table-cell office:value-type="string">
            <text:p text:style-name="Table_20_Contents">Perl5Matcher.matches( char [ ] input , Pattern patter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erl5Matcher.matches( String input , Pattern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l5Matcher.__popSta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erl5Matcher.matchesPrefix( char [ ] input , Pattern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l5Matcher.__setLastMatchResul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Perl5Matcher.contains( char [ ] input , Pattern patter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erl5Matcher.__matchUnicodeClass( char code , char __program [ ] , int offset , char opcode )</text:p>
          </table:table-cell>
          <table:table-cell office:value-type="float" office:value="58">
            <text:p text:style-name="Table_20_Contents">58</text:p>
          </table:table-cell>
          <table:table-cell office:value-type="float" office:value="35">
            <text:p text:style-name="Table_20_Contents">35</text:p>
          </table:table-cell>
          <table:table-cell office:value-type="float" office:value="89">
            <text:p text:style-name="Table_20_Contents">89</text:p>
          </table:table-cell>
        </table:table-row>
        <table:table-row>
          <table:table-cell office:value-type="string">
            <text:p text:style-name="Table_20_Contents">Perl5Matcher.matchesPrefix( PatternMatcherInput input , Pattern patter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erl5Matcher.matches( PatternMatcherInput input , Pattern patter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Perl5Matcher.__compare( char [ ] s1 , int s1Offs , char [ ] s2 , int s2Offs , int 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